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.Fil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eUtil.copyContent( final FileObject srcFile , final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eUtil.writeContent( final FileObject file , final OutputStream out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ileUtil.getContent( final FileObject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